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4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9.004cm" svg:x="10.481cm" svg:y="12.352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9.005cm" svg:x="26.423cm" svg:y="0.743cm">
            <draw:object draw:notify-on-update-of-ranges="Tabelle1.A18:Tabelle1.A28 Tabelle1.B17:Tabelle1.B17 Tabelle1.B18:Tabelle1.B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281cm" svg:height="9.004cm" svg:x="23.025cm" svg:y="10.625cm">
            <draw:object draw:notify-on-update-of-ranges="Tabelle1.A18:Tabelle1.A23 Tabelle1.B17:Tabelle1.B17 Tabelle1.B18:Tabelle1.B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6.891cm" svg:y="10.432cm">
            <draw:object draw:notify-on-update-of-ranges="Tabelle1.A17:Tabelle1.A17 Tabelle1.A18:Tabelle1.A28 Tabelle1.C17:Tabelle1.C17 Tabelle1.C18:Tabelle1.C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ssung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Kerne</text:p>
          </table:table-cell>
          <table:table-cell office:value-type="string" calcext:value-type="string">
            <text:p>benötigte Zeit</text:p>
          </table:table-cell>
          <table:table-cell office:value-type="string" calcext:value-type="string">
            <text:p>Geschwindigkeitszuwachs</text:p>
          </table:table-cell>
          <table:table-cell office:value-type="string" calcext:value-type="string">
            <text:p>Geschwindigkeitszuwachs im Vergleich zum vorherige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.746818" calcext:value-type="float">
            <text:p>837,746818</text:p>
          </table:table-cell>
          <table:table-cell table:formula="of:=[.$B$3]/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.095329" calcext:value-type="float">
            <text:p>420,095329</text:p>
          </table:table-cell>
          <table:table-cell table:formula="of:=[.$B$3]/[.B4]" office:value-type="float" office:value="1.99418265371858" calcext:value-type="float">
            <text:p>1,9941826537</text:p>
          </table:table-cell>
          <table:table-cell table:formula="of:=[.B3]/[.B4]" office:value-type="float" office:value="1.99418265371858" calcext:value-type="float">
            <text:p>1,99418265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.856959" calcext:value-type="float">
            <text:p>281,856959</text:p>
          </table:table-cell>
          <table:table-cell table:formula="of:=[.$B$3]/[.B5]" office:value-type="float" office:value="2.97224102953584" calcext:value-type="float">
            <text:p>2,9722410295</text:p>
          </table:table-cell>
          <table:table-cell table:formula="of:=[.B4]/[.B5]" office:value-type="float" office:value="1.49045576341438" calcext:value-type="float">
            <text:p>1,490455763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.231421" calcext:value-type="float">
            <text:p>209,231421</text:p>
          </table:table-cell>
          <table:table-cell table:formula="of:=[.$B$3]/[.B6]" office:value-type="float" office:value="4.00392452527482" calcext:value-type="float">
            <text:p>4,0039245253</text:p>
          </table:table-cell>
          <table:table-cell table:formula="of:=[.B5]/[.B6]" office:value-type="float" office:value="1.34710626947374" calcext:value-type="float">
            <text:p>1,34710626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.352199" calcext:value-type="float">
            <text:p>168,352199</text:p>
          </table:table-cell>
          <table:table-cell table:formula="of:=[.$B$3]/[.B7]" office:value-type="float" office:value="4.97615607622684" calcext:value-type="float">
            <text:p>4,9761560762</text:p>
          </table:table-cell>
          <table:table-cell table:formula="of:=[.B6]/[.B7]" office:value-type="float" office:value="1.24281964977482" calcext:value-type="float">
            <text:p>1,24281964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.34517" calcext:value-type="float">
            <text:p>140,34517</text:p>
          </table:table-cell>
          <table:table-cell table:formula="of:=[.$B$3]/[.B8]" office:value-type="float" office:value="5.96918880785139" calcext:value-type="float">
            <text:p>5,9691888079</text:p>
          </table:table-cell>
          <table:table-cell table:formula="of:=[.B7]/[.B8]" office:value-type="float" office:value="1.19955819640961" calcext:value-type="float">
            <text:p>1,19955819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.597889" calcext:value-type="float">
            <text:p>120,597889</text:p>
          </table:table-cell>
          <table:table-cell table:formula="of:=[.$B$3]/[.B9]" office:value-type="float" office:value="6.94661262271349" calcext:value-type="float">
            <text:p>6,9466126227</text:p>
          </table:table-cell>
          <table:table-cell table:formula="of:=[.B8]/[.B9]" office:value-type="float" office:value="1.16374483138755" calcext:value-type="float">
            <text:p>1,16374483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945579" calcext:value-type="float">
            <text:p>104,945579</text:p>
          </table:table-cell>
          <table:table-cell table:formula="of:=[.$B$3]/[.B10]" office:value-type="float" office:value="7.9826785080675" calcext:value-type="float">
            <text:p>7,9826785081</text:p>
          </table:table-cell>
          <table:table-cell table:formula="of:=[.B9]/[.B10]" office:value-type="float" office:value="1.14914692118665" calcext:value-type="float">
            <text:p>1,14914692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.11433" calcext:value-type="float">
            <text:p>93,11433</text:p>
          </table:table-cell>
          <table:table-cell table:formula="of:=[.$B$3]/[.B11]" office:value-type="float" office:value="8.99696983267774" calcext:value-type="float">
            <text:p>8,9969698327</text:p>
          </table:table-cell>
          <table:table-cell table:formula="of:=[.B10]/[.B11]" office:value-type="float" office:value="1.12706152747918" calcext:value-type="float">
            <text:p>1,12706152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.950719" calcext:value-type="float">
            <text:p>83,950719</text:p>
          </table:table-cell>
          <table:table-cell table:formula="of:=[.$B$3]/[.B12]" office:value-type="float" office:value="9.97903088834772" calcext:value-type="float">
            <text:p>9,9790308883</text:p>
          </table:table-cell>
          <table:table-cell table:formula="of:=[.B11]/[.B12]" office:value-type="float" office:value="1.10915464583454" calcext:value-type="float">
            <text:p>1,10915464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.496533" calcext:value-type="float">
            <text:p>76,496533</text:p>
          </table:table-cell>
          <table:table-cell table:formula="of:=[.$B$3]/[.B13]" office:value-type="float" office:value="10.9514351192883" calcext:value-type="float">
            <text:p>10,9514351193</text:p>
          </table:table-cell>
          <table:table-cell table:formula="of:=[.B12]/[.B13]" office:value-type="float" office:value="1.0974447560911" calcext:value-type="float">
            <text:p>1,097444756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52886" calcext:value-type="float">
            <text:p>70,752886</text:p>
          </table:table-cell>
          <table:table-cell table:formula="of:=[.$B$3]/[.B14]" office:value-type="float" office:value="11.8404614336156" calcext:value-type="float">
            <text:p>11,8404614336</text:p>
          </table:table-cell>
          <table:table-cell table:formula="of:=[.B13]/[.B14]" office:value-type="float" office:value="1.08117897833878" calcext:value-type="float">
            <text:p>1,081178978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ssung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Interlines</text:p>
          </table:table-cell>
          <table:table-cell office:value-type="string" calcext:value-type="string">
            <text:p>benötigte Zeit</text:p>
          </table:table-cell>
          <table:table-cell office:value-type="string" calcext:value-type="string">
            <text:p>benötigte Zeit pro Matrixel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285" calcext:value-type="float">
            <text:p>0,008285</text:p>
          </table:table-cell>
          <table:table-cell table:formula="of:=[.B18]/([.A18]*8+9)^2" office:value-type="float" office:value="0.0000286678200692041" calcext:value-type="float">
            <text:p>2,86678200692041E-0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018" calcext:value-type="float">
            <text:p>0,010018</text:p>
          </table:table-cell>
          <table:table-cell table:formula="of:=[.B19]/([.A19]*8+9)^2" office:value-type="float" office:value="0.0000160288" calcext:value-type="float">
            <text:p>1,60288E-0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47" calcext:value-type="float">
            <text:p>0,01647</text:p>
          </table:table-cell>
          <table:table-cell table:formula="of:=[.B20]/([.A20]*8+9)^2" office:value-type="float" office:value="0.00000979773944080904" calcext:value-type="float">
            <text:p>9,79773944080904E-0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9477" calcext:value-type="float">
            <text:p>0,029477</text:p>
          </table:table-cell>
          <table:table-cell table:formula="of:=[.B21]/([.A21]*8+9)^2" office:value-type="float" office:value="0.00000553143178832802" calcext:value-type="float">
            <text:p>5,53143178832802E-00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9075" calcext:value-type="float">
            <text:p>0,089075</text:p>
          </table:table-cell>
          <table:table-cell table:formula="of:=[.B22]/([.A22]*8+9)^2" office:value-type="float" office:value="0.00000474585753103522" calcext:value-type="float">
            <text:p>4,74585753103522E-00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5798" calcext:value-type="float">
            <text:p>0,435798</text:p>
          </table:table-cell>
          <table:table-cell table:formula="of:=[.B23]/([.A23]*8+9)^2" office:value-type="float" office:value="0.00000620573869704521" calcext:value-type="float">
            <text:p>6,20573869704521E-00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37953" calcext:value-type="float">
            <text:p>1,137953</text:p>
          </table:table-cell>
          <table:table-cell table:formula="of:=[.B24]/([.A24]*8+9)^2" office:value-type="float" office:value="0.00000419226645937791" calcext:value-type="float">
            <text:p>4,19226645937791E-006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0758" calcext:value-type="float">
            <text:p>4,40758</text:p>
          </table:table-cell>
          <table:table-cell table:formula="of:=[.B25]/([.A25]*8+9)^2" office:value-type="float" office:value="0.00000413047084170111" calcext:value-type="float">
            <text:p>4,13047084170111E-00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.899584" calcext:value-type="float">
            <text:p>17,899584</text:p>
          </table:table-cell>
          <table:table-cell table:formula="of:=[.B26]/([.A26]*8+9)^2" office:value-type="float" office:value="0.00000423033104409596" calcext:value-type="float">
            <text:p>4,23033104409596E-00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0.134008" calcext:value-type="float">
            <text:p>70,134008</text:p>
          </table:table-cell>
          <table:table-cell table:formula="of:=[.B27]/([.A27]*8+9)^2" office:value-type="float" office:value="0.00000416200248946281" calcext:value-type="float">
            <text:p>0,00000416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9.815705" calcext:value-type="float">
            <text:p>289,815705</text:p>
          </table:table-cell>
          <table:table-cell table:formula="of:=[.B28]/([.A28]*8+9)^2" office:value-type="float" office:value="0.00000430911706084303" calcext:value-type="float">
            <text:p>4,30911706084303E-00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8:Tabelle1.B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 style:data-style-name="N2" text:time-value="14:46:18.8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00:19:30.570000000</meta:creation-date>
    <dc:date>2014-11-15T17:04:56.069000000</dc:date>
    <meta:editing-duration>PT32M26S</meta:editing-duration>
    <meta:editing-cycles>2</meta:editing-cycles>
    <meta:generator>LibreOffice/4.2.5.2$Windows_x86 LibreOffice_project/6ff819b65674ae6c83f3cbab9e4a4c2b292a7a94</meta:generator>
    <meta:document-statistic meta:table-count="1" meta:cell-count="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" xlink:type="simple" chart:class="chart:bar" chart:style-name="ch1">
        <chart:title svg:x="6.872cm" svg:y="0.316cm" chart:style-name="ch2">
          <text:p>Messung 1</text:p>
        </chart:title>
        <chart:plot-area chart:style-name="ch3" chart:data-source-has-labels="both" svg:x="1.331cm" svg:y="1.635cm" svg:width="14.029cm" svg:height="6.209cm">
          <chartooo:coordinate-region svg:x="2.138cm" svg:y="1.834cm" svg:width="12.414cm" svg:height="5.363cm"/>
          <chart:axis chart:dimension="x" chart:name="primary-x" chart:style-name="ch4" chartooo:axis-type="auto">
            <chartooo:date-scale/>
            <chart:title svg:x="7.759cm" svg:y="8.024cm" chart:style-name="ch5">
              <text:p>#Kerne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6.079cm" chart:style-name="ch7">
              <text:p>benötigte Zeit in 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local-table.$B$2:.$B$13" chart:label-cell-address="local-table.$B$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i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.746818">
                <text:p>837.7468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.095329">
                <text:p>420.095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856959">
                <text:p>281.856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.231421">
                <text:p>209.231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.352199">
                <text:p>168.352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.34517">
                <text:p>140.34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.597889">
                <text:p>120.597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945579">
                <text:p>104.945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11433">
                <text:p>93.11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.950719">
                <text:p>83.950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496533">
                <text:p>76.49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752886">
                <text:p>70.752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title svg:x="6.872cm" svg:y="0.316cm" chart:style-name="ch2">
          <text:p>Messung 2</text:p>
        </chart:title>
        <chart:plot-area chart:style-name="ch3" table:cell-range-address="Tabelle1.A17:Tabelle1.B28" chart:data-source-has-labels="both" svg:x="1.331cm" svg:y="1.635cm" svg:width="14.03cm" svg:height="6.21cm">
          <chartooo:coordinate-region svg:x="2.138cm" svg:y="1.834cm" svg:width="12.415cm" svg:height="5.364cm"/>
          <chart:axis chart:dimension="x" chart:name="primary-x" chart:style-name="ch4" chartooo:axis-type="auto">
            <chartooo:date-scale/>
            <chart:title svg:x="7.521cm" svg:y="8.025cm" chart:style-name="ch5">
              <text:p>#Interlines</text:p>
            </chart:title>
            <chart:categories table:cell-range-address="Tabelle1.A18:Tabelle1.A28"/>
          </chart:axis>
          <chart:axis chart:dimension="y" chart:name="primary-y" chart:style-name="ch6">
            <chart:title svg:x="0.451cm" svg:y="6.08cm" chart:style-name="ch7">
              <text:p>benötigte Zeit in 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18:Tabelle1.B28" chart:label-cell-address="Tabelle1.B17:Tabelle1.B17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ötigte Zeit</text:p>
                <draw:g>
                  <svg:desc>Tabelle1.B17:Tabelle1.B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18:Tabelle1.A28</svg:desc>
                </draw:g>
              </table:table-cell>
              <table:table-cell office:value-type="float" office:value="0.008285">
                <text:p>0.008285</text:p>
                <draw:g>
                  <svg:desc>Tabelle1.B18:Tabelle1.B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018">
                <text:p>0.0100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647">
                <text:p>0.016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9477">
                <text:p>0.0294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9075">
                <text:p>0.0890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35798">
                <text:p>0.4357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37953">
                <text:p>1.1379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40758">
                <text:p>4.407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.899584">
                <text:p>17.89958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0.134008">
                <text:p>70.13400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89.815705">
                <text:p>289.815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82cm" svg:height="9.005cm" xlink:href=".." xlink:type="simple" chart:class="chart:bar" chart:style-name="ch1">
        <chart:title svg:x="3.338cm" svg:y="0.316cm" chart:style-name="ch2">
          <text:p>Messung 2: Detail</text:p>
        </chart:title>
        <chart:plot-area chart:style-name="ch3" table:cell-range-address="Tabelle1.A17:Tabelle1.B23" chart:data-source-has-labels="both" svg:x="1.216cm" svg:y="1.635cm" svg:width="8.656cm" svg:height="6.209cm">
          <chartooo:coordinate-region svg:x="2.128cm" svg:y="1.834cm" svg:width="6.831cm" svg:height="5.363cm"/>
          <chart:axis chart:dimension="x" chart:name="primary-x" chart:style-name="ch4" chartooo:axis-type="auto">
            <chartooo:date-scale/>
            <chart:title svg:x="4.719cm" svg:y="8.024cm" chart:style-name="ch5">
              <text:p>#Interlines</text:p>
            </chart:title>
            <chart:categories table:cell-range-address="Tabelle1.A18:Tabelle1.A23"/>
          </chart:axis>
          <chart:axis chart:dimension="y" chart:name="primary-y" chart:style-name="ch6">
            <chart:title svg:x="0.451cm" svg:y="6.079cm" chart:style-name="ch7">
              <text:p>benötigte Zeit in 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18:Tabelle1.B23" chart:label-cell-address="Tabelle1.B17:Tabelle1.B1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ötigte Zeit</text:p>
                <draw:g>
                  <svg:desc>Tabelle1.B17:Tabelle1.B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18:Tabelle1.A23</svg:desc>
                </draw:g>
              </table:table-cell>
              <table:table-cell office:value-type="float" office:value="0.008285">
                <text:p>0.008285</text:p>
                <draw:g>
                  <svg:desc>Tabelle1.B18:Tabelle1.B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018">
                <text:p>0.0100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647">
                <text:p>0.016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9477">
                <text:p>0.0294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9075">
                <text:p>0.0890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35798">
                <text:p>0.435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Messung 2: Zeit pro Matrixelement</text:p>
        </chart:title>
        <chart:plot-area chart:style-name="ch3" table:cell-range-address="Tabelle1.A17:Tabelle1.A28 Tabelle1.C17:Tabelle1.C28" chart:data-source-has-labels="both" svg:x="1.331cm" svg:y="1.635cm" svg:width="14.029cm" svg:height="6.204cm">
          <chartooo:coordinate-region svg:x="2.984cm" svg:y="1.834cm" svg:width="10.722cm" svg:height="5.358cm"/>
          <chart:axis chart:dimension="x" chart:name="primary-x" chart:style-name="ch4" chartooo:axis-type="auto">
            <chartooo:date-scale/>
            <chart:title svg:x="7.52cm" svg:y="8.019cm" chart:style-name="ch5">
              <text:p>#Interlines</text:p>
            </chart:title>
            <chart:categories table:cell-range-address="Tabelle1.A18:Tabelle1.A28"/>
          </chart:axis>
          <chart:axis chart:dimension="y" chart:name="primary-y" chart:style-name="ch6">
            <chart:title svg:x="0.451cm" svg:y="7.096cm" chart:style-name="ch7">
              <text:p>benötigte Zeit pro Matrixeleme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C18:Tabelle1.C28" chart:label-cell-address="Tabelle1.C17:Tabelle1.C17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ötigte Zeit pro Matrixelement</text:p>
                <draw:g>
                  <svg:desc>Tabelle1.C17:Tabelle1.C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18:Tabelle1.A28</svg:desc>
                </draw:g>
              </table:table-cell>
              <table:table-cell office:value-type="float" office:value="0.0000286678200692041">
                <text:p>0.0000286678200692041</text:p>
                <draw:g>
                  <svg:desc>Tabelle1.C18:Tabelle1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160288">
                <text:p>0.00001602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979773944080904">
                <text:p>0.000009797739440809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553143178832802">
                <text:p>0.000005531431788328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474585753103522">
                <text:p>0.000004745857531035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620573869704521">
                <text:p>0.0000062057386970452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419226645937791">
                <text:p>0.000004192266459377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413047084170111">
                <text:p>0.000004130470841701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423033104409596">
                <text:p>0.000004230331044095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416200248946281">
                <text:p>0.000004162002489462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430911706084303">
                <text:p>0.00000430911706084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